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 Light" svg:font-family="'Calibri Light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'Helvetica Neue', Arial, Helvetica, sans-serif"/>
  </office:font-face-decls>
  <office:automatic-styles>
    <style:style style:name="P1" style:family="paragraph" style:parent-style-name="Text_20_body">
      <style:paragraph-properties fo:margin-top="0cm" fo:margin-bottom="0.353cm" style:contextual-spacing="false" fo:line-height="115%" fo:text-align="start" style:justify-single-word="false"/>
      <style:text-properties fo:font-variant="normal" fo:text-transform="none" style:font-name="Calibri Light" fo:font-size="14pt" fo:letter-spacing="normal" fo:font-style="normal" fo:font-weight="bold" officeooo:paragraph-rsid="0021b5af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top="0cm" fo:margin-bottom="0.353cm" style:contextual-spacing="false" fo:line-height="115%" fo:text-align="start" style:justify-single-word="false"/>
      <style:text-properties style:font-name="Calibri Light" fo:font-size="14pt" fo:font-weight="bold" officeooo:paragraph-rsid="0021b5af" style:font-size-asian="14pt" style:font-weight-asian="bold" style:font-size-complex="14pt" style:font-weight-complex="bold"/>
    </style:style>
    <style:style style:name="P3" style:family="paragraph" style:parent-style-name="Text_20_body" style:list-style-name="L1">
      <style:paragraph-properties fo:margin-left="0cm" fo:margin-right="0cm" fo:margin-top="0.397cm" fo:margin-bottom="0.397cm" style:contextual-spacing="false" fo:orphans="2" fo:widows="2" fo:text-indent="0cm" style:auto-text-indent="false"/>
    </style:style>
    <style:style style:name="P4" style:family="paragraph" style:parent-style-name="Text_20_body">
      <style:paragraph-properties fo:margin-top="0cm" fo:margin-bottom="0.353cm" style:contextual-spacing="false" fo:line-height="115%" fo:text-align="start" style:justify-single-word="false"/>
      <style:text-properties style:font-name="Calibri Light" fo:font-size="14pt" fo:font-weight="bold" officeooo:paragraph-rsid="0021b5af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style:font-name="YS Text" fo:font-size="9.75pt" fo:letter-spacing="normal" fo:font-style="normal" fo:font-weight="normal"/>
    </style:style>
    <style:style style:name="T2" style:family="text">
      <style:text-properties fo:font-variant="normal" fo:text-transform="none" fo:font-size="9.75pt" fo:letter-spacing="normal" fo:font-style="normal" fo:font-weight="normal"/>
    </style:style>
    <style:style style:name="T3" style:family="text">
      <style:text-properties fo:font-variant="normal" fo:text-transform="none" style:font-name="Calibri Light" fo:font-size="9.75pt" fo:letter-spacing="normal" fo:font-style="normal" fo:font-weight="normal"/>
    </style:style>
    <style:style style:name="T4" style:family="text">
      <style:text-properties fo:font-variant="normal" fo:text-transform="none" style:font-name="Calibri Light" fo:letter-spacing="normal" fo:font-style="normal"/>
    </style:style>
    <style:style style:name="T5" style:family="text">
      <style:text-properties fo:font-variant="normal" fo:text-transform="none" style:font-name="Calibri Light" fo:letter-spacing="normal" fo:font-style="normal" fo:font-weight="normal"/>
    </style:style>
    <style:style style:name="T6" style:family="text">
      <style:text-properties fo:font-variant="normal" fo:text-transform="none" style:font-name="Calibri Ligh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style:font-name="Calibri Light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style:font-name="Calibri Light" fo:font-size="14pt" fo:letter-spacing="normal" fo:font-style="normal" style:font-size-asian="14pt" style:font-size-complex="14pt"/>
    </style:style>
    <style:style style:name="T9" style:family="text">
      <style:text-properties fo:font-variant="normal" fo:text-transform="none" style:font-name="Calibri Light" fo:font-size="14pt" fo:letter-spacing="normal" fo:font-style="normal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6">Импорт модуля:</text:span></text:span><text:span text:style-name="T4"> первая строка «from my_module import *» импортирует все функции и переменные из модуля «my_module». Это позволяет использовать их в текущем коде без указания имени модуля перед каждой функцией или переменной.</text:span></text:p>
      <text:list xml:id="list2398063312" text:style-name="L1">
        <text:list-header>
          <text:p text:style-name="P3"><text:span text:style-name="Strong_20_Emphasis"><text:span text:style-name="T9">Стандартный импорт:</text:span></text:span><text:span text:style-name="T9"> вторая строка «import datetime» позволяет использовать функции из модуля datetime, который предоставляет инструменты для работы с датами и временем.</text:span></text:p>
          <text:p text:style-name="P3"><text:span text:style-name="Strong_20_Emphasis"><text:span text:style-name="T9">Ввод данных:</text:span></text:span><text:span text:style-name="T9"> следующие две строки запрашивают у пользователя ввод числа (num) и имени (name). Функция input() используется для получения этих данных от пользователя.</text:span></text:p>
          <text:p text:style-name="P3"><text:span text:style-name="Strong_20_Emphasis"><text:span text:style-name="T9">Получение текущей даты и времени:</text:span></text:span><text:span text:style-name="T9"> переменная dt_now хранит текущую дату и время, полученные с помощью функции now() из модуля datetime.</text:span></text:p>
          <text:p text:style-name="P3"><text:span text:style-name="Strong_20_Emphasis"><text:span text:style-name="T9">Использование функций из модуля:</text:span></text:span><text:span text:style-name="T9"> функция numberSqrt(), предположительно определённая в модуле my_module, вычисляет квадратный корень переданного числа. Функция enterString(), также определённая в этом модуле, преобразует строку в верхний или нижний регистр.</text:span></text:p>
          <text:p text:style-name="P3"><text:span text:style-name="Strong_20_Emphasis"><text:span text:style-name="T9">Вывод результатов:</text:span></text:span><text:span text:style-name="T9"> три последние строки выводят на экран текущую дату и время, квадратный корень числа num и результат работы функции enterString() с именем name соответственно.</text:span></text:p>
        </text:list-header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/>
    <style:font-face style:name="Calibri Light" svg:font-family="'Calibri Light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'Helvetica Neue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2T22:45:45.247000000</dc:date>
    <meta:editing-duration>PT14M32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6" meta:word-count="151" meta:character-count="1125" meta:non-whitespace-character-count="980"/>
  </office:meta>
</office:document-meta>
</file>